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ce7" style:family="table-cell" style:parent-style-name="Default" style:data-style-name="N36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5.24933333333333cm"/>
    </style:style>
    <style:style style:name="co3" style:family="table-column">
      <style:table-column-properties fo:break-before="auto" style:column-width="7.76816666666667cm"/>
    </style:style>
    <style:style style:name="co4" style:family="table-column">
      <style:table-column-properties fo:break-before="auto" style:column-width="1.86266666666667cm"/>
    </style:style>
    <style:style style:name="ro1" style:family="table-row">
      <style:table-row-properties style:row-height="69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55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70" table:default-cell-style-name="ce1"/>
        <table:table-row table:style-name="ro1">
          <table:table-cell office:value-type="string" table:style-name="ce2">
            <text:p>Servo</text:p>
          </table:table-cell>
          <table:table-cell office:value-type="string" table:style-name="ce2">
            <text:p>Position 1 PWM</text:p>
          </table:table-cell>
          <table:table-cell office:value-type="string" table:style-name="ce2">
            <text:p>Position 2 PWM</text:p>
          </table:table-cell>
          <table:table-cell office:value-type="string" table:style-name="ce2">
            <text:p>Position 1 Angle</text:p>
          </table:table-cell>
          <table:table-cell office:value-type="string" table:style-name="ce2">
            <text:p>Position 2 Angle</text:p>
          </table:table-cell>
          <table:table-cell office:value-type="string" table:style-name="ce2">
            <text:p>Slope (pwm/deg)</text:p>
          </table:table-cell>
          <table:table-cell office:value-type="string" table:style-name="ce3">
            <text:p>Center PWM Val</text:p>
          </table:table-cell>
          <table:table-cell office:value-type="string" table:style-name="ce3">
            <text:p>Calculated Angle at Center PWM Value</text:p>
          </table:table-cell>
          <table:table-cell office:value-type="string" table:style-name="ce2">
            <text:p>PWM val for negative max servo angle from center</text:p>
          </table:table-cell>
          <table:table-cell office:value-type="string" table:style-name="ce2">
            <text:p>PWM val for max servo angle from center</text:p>
          </table:table-cell>
          <table:table-cell office:value-type="string" table:style-name="ce3">
            <text:p>Range</text:p>
          </table:table-cell>
          <table:table-cell office:value-type="string" table:style-name="ce3">
            <text:p>Direction</text:p>
          </table:table-cell>
          <table:table-cell office:value-type="string" table:style-name="ce2">
            <text:p>Link Description</text:p>
          </table:table-cell>
          <table:table-cell table:number-columns-repeated="16371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214" table:style-name="ce1">
            <text:p>214</text:p>
          </table:table-cell>
          <table:table-cell office:value-type="float" office:value="423" table:style-name="ce1">
            <text:p>423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2.3222222222222224" table:formula="of:=([.C2]-[.B2])/([.E2]-[.D2])" table:style-name="ce4">
            <text:p>2.32</text:p>
          </table:table-cell>
          <table:table-cell office:value-type="float" office:value="306" table:style-name="ce5">
            <text:p>306</text:p>
          </table:table-cell>
          <table:table-cell office:value-type="float" office:value="39.617224880382771" table:formula="of:=([.G2]-[.B2])/[.F2]+[.D2]" table:style-name="ce6">
            <text:p>39.62</text:p>
          </table:table-cell>
          <table:table-cell office:value-type="float" office:value="114.41666666666666" table:formula="of:=(-[.$B$15]*[.F2])+[.G2]" table:style-name="ce4">
            <text:p>114.42</text:p>
          </table:table-cell>
          <table:table-cell office:value-type="float" office:value="497.58333333333337" table:formula="of:=([.$B$15]*[.F2])+[.G2]" table:style-name="ce4">
            <text:p>497.58</text:p>
          </table:table-cell>
          <table:table-cell office:value-type="float" office:value="383.16666666666674" table:formula="of:=ABS([.J2]-[.I2])" table:style-name="ce7">
            <text:p>383.2</text:p>
          </table:table-cell>
          <table:table-cell office:value-type="float" office:value="1" table:formula="of:=SIGN([.F2])" table:style-name="ce5">
            <text:p>1</text:p>
          </table:table-cell>
          <table:table-cell office:value-type="string" table:style-name="ce1">
            <text:p>Right front lower leg</text:p>
          </table:table-cell>
          <table:table-cell office:value-type="string" table:style-name="ce1">
            <text:p>Values in<text:s/><text:span text:style-name="T2">bold</text:span><text:s/>used for servo configuration</text:p>
          </table:table-cell>
          <table:table-cell table:number-columns-repeated="16370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481" table:style-name="ce1">
            <text:p>481</text:p>
          </table:table-cell>
          <table:table-cell office:value-type="float" office:value="262" table:style-name="ce1">
            <text:p>262</text:p>
          </table:table-cell>
          <table:table-cell office:value-type="float" office:value="0" table:style-name="ce1">
            <text:p>0</text:p>
          </table:table-cell>
          <table:table-cell office:value-type="float" office:value="-90" table:style-name="ce1">
            <text:p>-90</text:p>
          </table:table-cell>
          <table:table-cell office:value-type="float" office:value="2.4333333333333331" table:formula="of:=([.C3]-[.B3])/([.E3]-[.D3])" table:style-name="ce4">
            <text:p>2.43</text:p>
          </table:table-cell>
          <table:table-cell office:value-type="float" office:value="306" table:style-name="ce5">
            <text:p>306</text:p>
          </table:table-cell>
          <table:table-cell office:value-type="float" office:value="-71.917808219178085" table:formula="of:=([.G3]-[.B3])/[.F3]+[.D3]" table:style-name="ce6">
            <text:p>-71.92</text:p>
          </table:table-cell>
          <table:table-cell office:value-type="float" office:value="105.25000000000003" table:formula="of:=(-[.$B$15]*[.F3])+[.G3]" table:style-name="ce4">
            <text:p>105.25</text:p>
          </table:table-cell>
          <table:table-cell office:value-type="float" office:value="506.75" table:formula="of:=([.$B$15]*[.F3])+[.G3]" table:style-name="ce4">
            <text:p>506.75</text:p>
          </table:table-cell>
          <table:table-cell office:value-type="float" office:value="401.5" table:formula="of:=ABS([.J3]-[.I3])" table:style-name="ce7">
            <text:p>401.5</text:p>
          </table:table-cell>
          <table:table-cell office:value-type="float" office:value="1" table:formula="of:=SIGN([.F3])" table:style-name="ce5">
            <text:p>1</text:p>
          </table:table-cell>
          <table:table-cell office:value-type="string" table:style-name="ce1">
            <text:p>Right front upper leg</text:p>
          </table:table-cell>
          <table:table-cell table:number-columns-repeated="16371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259" table:style-name="ce1">
            <text:p>259</text:p>
          </table:table-cell>
          <table:table-cell office:value-type="float" office:value="366" table:style-name="ce1">
            <text:p>366</text:p>
          </table:table-cell>
          <table:table-cell office:value-type="float" office:value="0" table:style-name="ce1">
            <text:p>0</text:p>
          </table:table-cell>
          <table:table-cell office:value-type="float" office:value="-45" table:style-name="ce1">
            <text:p>-45</text:p>
          </table:table-cell>
          <table:table-cell office:value-type="float" office:value="-2.3777777777777778" table:formula="of:=([.C4]-[.B4])/([.E4]-[.D4])" table:style-name="ce4">
            <text:p>-2.38</text:p>
          </table:table-cell>
          <table:table-cell office:value-type="float" office:value="306" table:style-name="ce5">
            <text:p>306</text:p>
          </table:table-cell>
          <table:table-cell office:value-type="float" office:value="-19.766355140186917" table:formula="of:=([.G4]-[.B4])/[.F4]+[.D4]" table:style-name="ce6">
            <text:p>-19.77</text:p>
          </table:table-cell>
          <table:table-cell office:value-type="float" office:value="502.16666666666663" table:formula="of:=(-[.$B$15]*[.F4])+[.G4]" table:style-name="ce4">
            <text:p>502.17</text:p>
          </table:table-cell>
          <table:table-cell office:value-type="float" office:value="109.83333333333334" table:formula="of:=([.$B$15]*[.F4])+[.G4]" table:style-name="ce4">
            <text:p>109.83</text:p>
          </table:table-cell>
          <table:table-cell office:value-type="float" office:value="392.33333333333326" table:formula="of:=ABS([.J4]-[.I4])" table:style-name="ce7">
            <text:p>392.3</text:p>
          </table:table-cell>
          <table:table-cell office:value-type="float" office:value="-1" table:formula="of:=SIGN([.F4])" table:style-name="ce5">
            <text:p>-1</text:p>
          </table:table-cell>
          <table:table-cell office:value-type="string" table:style-name="ce1">
            <text:p>Right front hip</text:p>
          </table:table-cell>
          <table:table-cell table:number-columns-repeated="16371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189" table:style-name="ce1">
            <text:p>18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2.3222222222222224" table:formula="of:=([.C5]-[.B5])/([.E5]-[.D5])" table:style-name="ce4">
            <text:p>2.32</text:p>
          </table:table-cell>
          <table:table-cell office:value-type="float" office:value="306" table:style-name="ce5">
            <text:p>306</text:p>
          </table:table-cell>
          <table:table-cell office:value-type="float" office:value="50.382775119617222" table:formula="of:=([.G5]-[.B5])/[.F5]+[.D5]" table:style-name="ce6">
            <text:p>50.38</text:p>
          </table:table-cell>
          <table:table-cell office:value-type="float" office:value="114.41666666666666" table:formula="of:=(-[.$B$15]*[.F5])+[.G5]" table:style-name="ce4">
            <text:p>114.42</text:p>
          </table:table-cell>
          <table:table-cell office:value-type="float" office:value="497.58333333333337" table:formula="of:=([.$B$15]*[.F5])+[.G5]" table:style-name="ce4">
            <text:p>497.58</text:p>
          </table:table-cell>
          <table:table-cell office:value-type="float" office:value="383.16666666666674" table:formula="of:=ABS([.J5]-[.I5])" table:style-name="ce7">
            <text:p>383.2</text:p>
          </table:table-cell>
          <table:table-cell office:value-type="float" office:value="1" table:formula="of:=SIGN([.F5])" table:style-name="ce5">
            <text:p>1</text:p>
          </table:table-cell>
          <table:table-cell office:value-type="string" table:style-name="ce1">
            <text:p>Right back lower leg</text:p>
          </table:table-cell>
          <table:table-cell table:number-columns-repeated="16371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266" table:style-name="ce1">
            <text:p>266</text:p>
          </table:table-cell>
          <table:table-cell office:value-type="float" office:value="499" table:style-name="ce1">
            <text:p>499</text:p>
          </table:table-cell>
          <table:table-cell office:value-type="float" office:value="-90" table:style-name="ce1">
            <text:p>-90</text:p>
          </table:table-cell>
          <table:table-cell office:value-type="float" office:value="0" table:style-name="ce1">
            <text:p>0</text:p>
          </table:table-cell>
          <table:table-cell office:value-type="float" office:value="2.588888888888889" table:formula="of:=([.C6]-[.B6])/([.E6]-[.D6])" table:style-name="ce4">
            <text:p>2.59</text:p>
          </table:table-cell>
          <table:table-cell office:value-type="float" office:value="306" table:style-name="ce5">
            <text:p>306</text:p>
          </table:table-cell>
          <table:table-cell office:value-type="float" office:value="-74.549356223175963" table:formula="of:=([.G6]-[.B6])/[.F6]+[.D6]" table:style-name="ce6">
            <text:p>-74.55</text:p>
          </table:table-cell>
          <table:table-cell office:value-type="float" office:value="92.416666666666657" table:formula="of:=(-[.$B$15]*[.F6])+[.G6]" table:style-name="ce4">
            <text:p>92.42</text:p>
          </table:table-cell>
          <table:table-cell office:value-type="float" office:value="519.58333333333337" table:formula="of:=([.$B$15]*[.F6])+[.G6]" table:style-name="ce4">
            <text:p>519.58</text:p>
          </table:table-cell>
          <table:table-cell office:value-type="float" office:value="427.16666666666674" table:formula="of:=ABS([.J6]-[.I6])" table:style-name="ce7">
            <text:p>427.2</text:p>
          </table:table-cell>
          <table:table-cell office:value-type="float" office:value="1" table:formula="of:=SIGN([.F6])" table:style-name="ce5">
            <text:p>1</text:p>
          </table:table-cell>
          <table:table-cell office:value-type="string" table:style-name="ce1">
            <text:p>Right back upper leg</text:p>
          </table:table-cell>
          <table:table-cell table:number-columns-repeated="16371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292" table:style-name="ce1">
            <text:p>292</text:p>
          </table:table-cell>
          <table:table-cell office:value-type="float" office:value="395" table:style-name="ce1">
            <text:p>395</text:p>
          </table:table-cell>
          <table:table-cell office:value-type="float" office:value="-45" table:style-name="ce1">
            <text:p>-45</text:p>
          </table:table-cell>
          <table:table-cell office:value-type="float" office:value="0" table:style-name="ce1">
            <text:p>0</text:p>
          </table:table-cell>
          <table:table-cell office:value-type="float" office:value="2.2888888888888888" table:formula="of:=([.C7]-[.B7])/([.E7]-[.D7])" table:style-name="ce4">
            <text:p>2.29</text:p>
          </table:table-cell>
          <table:table-cell office:value-type="float" office:value="306" table:style-name="ce5">
            <text:p>306</text:p>
          </table:table-cell>
          <table:table-cell office:value-type="float" office:value="-38.883495145631066" table:formula="of:=([.G7]-[.B7])/[.F7]+[.D7]" table:style-name="ce6">
            <text:p>-38.88</text:p>
          </table:table-cell>
          <table:table-cell office:value-type="float" office:value="117.16666666666669" table:formula="of:=(-[.$B$15]*[.F7])+[.G7]" table:style-name="ce4">
            <text:p>117.17</text:p>
          </table:table-cell>
          <table:table-cell office:value-type="float" office:value="494.83333333333331" table:formula="of:=([.$B$15]*[.F7])+[.G7]" table:style-name="ce4">
            <text:p>494.83</text:p>
          </table:table-cell>
          <table:table-cell office:value-type="float" office:value="377.66666666666663" table:formula="of:=ABS([.J7]-[.I7])" table:style-name="ce7">
            <text:p>377.7</text:p>
          </table:table-cell>
          <table:table-cell office:value-type="float" office:value="1" table:formula="of:=SIGN([.F7])" table:style-name="ce5">
            <text:p>1</text:p>
          </table:table-cell>
          <table:table-cell office:value-type="string" table:style-name="ce1">
            <text:p>Right back hip</text:p>
          </table:table-cell>
          <table:table-cell table:number-columns-repeated="16371" table:style-name="ce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243" table:style-name="ce1">
            <text:p>243</text:p>
          </table:table-cell>
          <table:table-cell office:value-type="float" office:value="459" table:style-name="ce1">
            <text:p>459</text:p>
          </table:table-cell>
          <table:table-cell office:value-type="float" office:value="-90" table:style-name="ce1">
            <text:p>-90</text:p>
          </table:table-cell>
          <table:table-cell office:value-type="float" office:value="0" table:style-name="ce1">
            <text:p>0</text:p>
          </table:table-cell>
          <table:table-cell office:value-type="float" office:value="2.4" table:formula="of:=([.C8]-[.B8])/([.E8]-[.D8])" table:style-name="ce4">
            <text:p>2.40</text:p>
          </table:table-cell>
          <table:table-cell office:value-type="float" office:value="306" table:style-name="ce5">
            <text:p>306</text:p>
          </table:table-cell>
          <table:table-cell office:value-type="float" office:value="-63.75" table:formula="of:=([.G8]-[.B8])/[.F8]+[.D8]" table:style-name="ce6">
            <text:p>-63.75</text:p>
          </table:table-cell>
          <table:table-cell office:value-type="float" office:value="108" table:formula="of:=(-[.$B$15]*[.F8])+[.G8]" table:style-name="ce4">
            <text:p>108.00</text:p>
          </table:table-cell>
          <table:table-cell office:value-type="float" office:value="504" table:formula="of:=([.$B$15]*[.F8])+[.G8]" table:style-name="ce4">
            <text:p>504.00</text:p>
          </table:table-cell>
          <table:table-cell office:value-type="float" office:value="396" table:formula="of:=ABS([.J8]-[.I8])" table:style-name="ce7">
            <text:p>396.0</text:p>
          </table:table-cell>
          <table:table-cell office:value-type="float" office:value="1" table:formula="of:=SIGN([.F8])" table:style-name="ce5">
            <text:p>1</text:p>
          </table:table-cell>
          <table:table-cell office:value-type="string" table:style-name="ce1">
            <text:p>Left back lower leg</text:p>
          </table:table-cell>
          <table:table-cell table:number-columns-repeated="16371" table:style-name="ce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149" table:style-name="ce1">
            <text:p>149</text:p>
          </table:table-cell>
          <table:table-cell office:value-type="float" office:value="386" table:style-name="ce1">
            <text:p>386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2.6333333333333333" table:formula="of:=([.C9]-[.B9])/([.E9]-[.D9])" table:style-name="ce4">
            <text:p>2.63</text:p>
          </table:table-cell>
          <table:table-cell office:value-type="float" office:value="306" table:style-name="ce5">
            <text:p>306</text:p>
          </table:table-cell>
          <table:table-cell office:value-type="float" office:value="59.620253164556964" table:formula="of:=([.G9]-[.B9])/[.F9]+[.D9]" table:style-name="ce6">
            <text:p>59.62</text:p>
          </table:table-cell>
          <table:table-cell office:value-type="float" office:value="88.75" table:formula="of:=(-[.$B$15]*[.F9])+[.G9]" table:style-name="ce4">
            <text:p>88.75</text:p>
          </table:table-cell>
          <table:table-cell office:value-type="float" office:value="523.25" table:formula="of:=([.$B$15]*[.F9])+[.G9]" table:style-name="ce4">
            <text:p>523.25</text:p>
          </table:table-cell>
          <table:table-cell office:value-type="float" office:value="434.5" table:formula="of:=ABS([.J9]-[.I9])" table:style-name="ce7">
            <text:p>434.5</text:p>
          </table:table-cell>
          <table:table-cell office:value-type="float" office:value="1" table:formula="of:=SIGN([.F9])" table:style-name="ce5">
            <text:p>1</text:p>
          </table:table-cell>
          <table:table-cell office:value-type="string" table:style-name="ce1">
            <text:p>Left back upper leg</text:p>
          </table:table-cell>
          <table:table-cell table:number-columns-repeated="16371" table:style-name="ce1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278" table:style-name="ce1">
            <text:p>278</text:p>
          </table:table-cell>
          <table:table-cell office:value-type="float" office:value="386" table:style-name="ce1">
            <text:p>386</text:p>
          </table:table-cell>
          <table:table-cell office:value-type="float" office:value="0" table:style-name="ce1">
            <text:p>0</text:p>
          </table:table-cell>
          <table:table-cell office:value-type="float" office:value="-45" table:style-name="ce1">
            <text:p>-45</text:p>
          </table:table-cell>
          <table:table-cell office:value-type="float" office:value="-2.4" table:formula="of:=([.C10]-[.B10])/([.E10]-[.D10])" table:style-name="ce4">
            <text:p>-2.40</text:p>
          </table:table-cell>
          <table:table-cell office:value-type="float" office:value="306" table:style-name="ce5">
            <text:p>306</text:p>
          </table:table-cell>
          <table:table-cell office:value-type="float" office:value="-11.666666666666668" table:formula="of:=([.G10]-[.B10])/[.F10]+[.D10]" table:style-name="ce6">
            <text:p>-11.67</text:p>
          </table:table-cell>
          <table:table-cell office:value-type="float" office:value="504" table:formula="of:=(-[.$B$15]*[.F10])+[.G10]" table:style-name="ce4">
            <text:p>504.00</text:p>
          </table:table-cell>
          <table:table-cell office:value-type="float" office:value="108" table:formula="of:=([.$B$15]*[.F10])+[.G10]" table:style-name="ce4">
            <text:p>108.00</text:p>
          </table:table-cell>
          <table:table-cell office:value-type="float" office:value="396" table:formula="of:=ABS([.J10]-[.I10])" table:style-name="ce7">
            <text:p>396.0</text:p>
          </table:table-cell>
          <table:table-cell office:value-type="float" office:value="-1" table:formula="of:=SIGN([.F10])" table:style-name="ce5">
            <text:p>-1</text:p>
          </table:table-cell>
          <table:table-cell office:value-type="string" table:style-name="ce1">
            <text:p>Left back hip</text:p>
          </table:table-cell>
          <table:table-cell table:number-columns-repeated="16371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241" table:style-name="ce1">
            <text:p>241</text:p>
          </table:table-cell>
          <table:table-cell office:value-type="float" office:value="449" table:style-name="ce1">
            <text:p>449</text:p>
          </table:table-cell>
          <table:table-cell office:value-type="float" office:value="-90" table:style-name="ce1">
            <text:p>-90</text:p>
          </table:table-cell>
          <table:table-cell office:value-type="float" office:value="0" table:style-name="ce1">
            <text:p>0</text:p>
          </table:table-cell>
          <table:table-cell office:value-type="float" office:value="2.3111111111111109" table:formula="of:=([.C11]-[.B11])/([.E11]-[.D11])" table:style-name="ce4">
            <text:p>2.31</text:p>
          </table:table-cell>
          <table:table-cell office:value-type="float" office:value="306" table:style-name="ce5">
            <text:p>306</text:p>
          </table:table-cell>
          <table:table-cell office:value-type="float" office:value="-61.875" table:formula="of:=([.G11]-[.B11])/[.F11]+[.D11]" table:style-name="ce6">
            <text:p>-61.88</text:p>
          </table:table-cell>
          <table:table-cell office:value-type="float" office:value="115.33333333333334" table:formula="of:=(-[.$B$15]*[.F11])+[.G11]" table:style-name="ce4">
            <text:p>115.33</text:p>
          </table:table-cell>
          <table:table-cell office:value-type="float" office:value="496.66666666666663" table:formula="of:=([.$B$15]*[.F11])+[.G11]" table:style-name="ce4">
            <text:p>496.67</text:p>
          </table:table-cell>
          <table:table-cell office:value-type="float" office:value="381.33333333333326" table:formula="of:=ABS([.J11]-[.I11])" table:style-name="ce7">
            <text:p>381.3</text:p>
          </table:table-cell>
          <table:table-cell office:value-type="float" office:value="1" table:formula="of:=SIGN([.F11])" table:style-name="ce5">
            <text:p>1</text:p>
          </table:table-cell>
          <table:table-cell office:value-type="string" table:style-name="ce1">
            <text:p>Left front lower leg</text:p>
          </table:table-cell>
          <table:table-cell table:number-columns-repeated="16371" table:style-name="ce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173" table:style-name="ce1">
            <text:p>173</text:p>
          </table:table-cell>
          <table:table-cell office:value-type="float" office:value="402" table:style-name="ce1">
            <text:p>402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2.5444444444444443" table:formula="of:=([.C12]-[.B12])/([.E12]-[.D12])" table:style-name="ce4">
            <text:p>2.54</text:p>
          </table:table-cell>
          <table:table-cell office:value-type="float" office:value="306" table:style-name="ce5">
            <text:p>306</text:p>
          </table:table-cell>
          <table:table-cell office:value-type="float" office:value="52.270742358078607" table:formula="of:=([.G12]-[.B12])/[.F12]+[.D12]" table:style-name="ce6">
            <text:p>52.27</text:p>
          </table:table-cell>
          <table:table-cell office:value-type="float" office:value="96.083333333333343" table:formula="of:=(-[.$B$15]*[.F12])+[.G12]" table:style-name="ce4">
            <text:p>96.08</text:p>
          </table:table-cell>
          <table:table-cell office:value-type="float" office:value="515.91666666666663" table:formula="of:=([.$B$15]*[.F12])+[.G12]" table:style-name="ce4">
            <text:p>515.92</text:p>
          </table:table-cell>
          <table:table-cell office:value-type="float" office:value="419.83333333333326" table:formula="of:=ABS([.J12]-[.I12])" table:style-name="ce7">
            <text:p>419.8</text:p>
          </table:table-cell>
          <table:table-cell office:value-type="float" office:value="1" table:formula="of:=SIGN([.F12])" table:style-name="ce5">
            <text:p>1</text:p>
          </table:table-cell>
          <table:table-cell office:value-type="string" table:style-name="ce1">
            <text:p>Left front upper leg</text:p>
          </table:table-cell>
          <table:table-cell table:number-columns-repeated="16371" table:style-name="ce1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261" table:style-name="ce1">
            <text:p>261</text:p>
          </table:table-cell>
          <table:table-cell office:value-type="float" office:value="369" table:style-name="ce1">
            <text:p>369</text:p>
          </table:table-cell>
          <table:table-cell office:value-type="float" office:value="-45" table:style-name="ce1">
            <text:p>-45</text:p>
          </table:table-cell>
          <table:table-cell office:value-type="float" office:value="0" table:style-name="ce1">
            <text:p>0</text:p>
          </table:table-cell>
          <table:table-cell office:value-type="float" office:value="2.4" table:formula="of:=([.C13]-[.B13])/([.E13]-[.D13])" table:style-name="ce4">
            <text:p>2.40</text:p>
          </table:table-cell>
          <table:table-cell office:value-type="float" office:value="306" table:style-name="ce5">
            <text:p>306</text:p>
          </table:table-cell>
          <table:table-cell office:value-type="float" office:value="-26.25" table:formula="of:=([.G13]-[.B13])/[.F13]+[.D13]" table:style-name="ce6">
            <text:p>-26.25</text:p>
          </table:table-cell>
          <table:table-cell office:value-type="float" office:value="108" table:formula="of:=(-[.$B$15]*[.F13])+[.G13]" table:style-name="ce4">
            <text:p>108.00</text:p>
          </table:table-cell>
          <table:table-cell office:value-type="float" office:value="504" table:formula="of:=([.$B$15]*[.F13])+[.G13]" table:style-name="ce4">
            <text:p>504.00</text:p>
          </table:table-cell>
          <table:table-cell office:value-type="float" office:value="396" table:formula="of:=ABS([.J13]-[.I13])" table:style-name="ce7">
            <text:p>396.0</text:p>
          </table:table-cell>
          <table:table-cell office:value-type="float" office:value="1" table:formula="of:=SIGN([.F13])" table:style-name="ce5">
            <text:p>1</text:p>
          </table:table-cell>
          <table:table-cell office:value-type="string" table:style-name="ce1">
            <text:p>Left front hip</text:p>
          </table:table-cell>
          <table:table-cell table:number-columns-repeated="16371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8">
            <text:p>Max Permissible Servo Angle, deg</text:p>
          </table:table-cell>
          <table:table-cell office:value-type="float" office:value="82.5" table:style-name="ce1">
            <text:p>82.5</text:p>
          </table:table-cell>
          <table:table-cell table:number-columns-repeated="16382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6" table:style-name="ce2"/>
          <table:table-cell table:number-columns-repeated="2" table:style-name="ce3"/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6371"/>
        </table:table-row>
        <table:table-row table:number-rows-repeated="7" table:style-name="ro2">
          <table:table-cell table:number-columns-repeated="5" table:style-name="ce1"/>
          <table:table-cell table:style-name="ce4"/>
          <table:table-cell table:style-name="ce5"/>
          <table:table-cell table:style-name="ce6"/>
          <table:table-cell table:number-columns-repeated="2" table:style-name="ce4"/>
          <table:table-cell table:style-name="ce7"/>
          <table:table-cell table:style-name="ce5"/>
          <table:table-cell table:number-columns-repeated="16372" table:style-name="ce1"/>
        </table:table-row>
        <table:table-row table:style-name="ro2">
          <table:table-cell table:number-columns-repeated="5" table:style-name="ce1"/>
          <table:table-cell table:style-name="ce4"/>
          <table:table-cell table:style-name="ce5"/>
          <table:table-cell table:style-name="ce6"/>
          <table:table-cell table:number-columns-repeated="2" table:style-name="ce4"/>
          <table:table-cell table:style-name="ce7"/>
          <table:table-cell table:number-columns-repeated="16373" table:style-name="ce1"/>
        </table:table-row>
        <table:table-row table:number-rows-repeated="4" table:style-name="ro2">
          <table:table-cell table:number-columns-repeated="5" table:style-name="ce1"/>
          <table:table-cell table:style-name="ce4"/>
          <table:table-cell table:style-name="ce5"/>
          <table:table-cell table:style-name="ce6"/>
          <table:table-cell table:number-columns-repeated="2" table:style-name="ce4"/>
          <table:table-cell table:style-name="ce7"/>
          <table:table-cell table:style-name="ce5"/>
          <table:table-cell table:number-columns-repeated="16372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8"/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1" number:min-decimal-places="1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530</meta:generator>
    <dc:creator>Minh Nhựt Nguyễn</dc:creator>
    <meta:creation-date>2020-07-06T22:20:11Z</meta:creation-date>
    <dc:date>2026-01-26T15:47:19Z</dc:date>
    <meta:editing-cycles>4</meta:editing-cycles>
    <meta:editing-duration>PT1271S</meta:editing-duration>
  </office:meta>
</office:document-meta>
</file>